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8ef" officeooo:paragraph-rsid="001d28ef"/>
    </style:style>
    <style:style style:name="P2" style:family="paragraph" style:parent-style-name="Standard">
      <style:text-properties officeooo:rsid="00240ed2" officeooo:paragraph-rsid="00240ed2"/>
    </style:style>
    <style:style style:name="P3" style:family="paragraph" style:parent-style-name="Standard" style:master-page-name="">
      <loext:graphic-properties draw:fill="none"/>
      <style:paragraph-properties fo:margin-left="0in" fo:margin-right="4.1252in" fo:text-indent="0in" style:auto-text-indent="false" style:page-number="auto" fo:background-color="transparent"/>
      <style:text-properties fo:font-size="5pt" officeooo:rsid="001d28ef" officeooo:paragraph-rsid="001d28ef" style:font-size-asian="5pt" style:font-size-complex="5pt"/>
    </style:style>
    <style:style style:name="P4" style:family="paragraph" style:parent-style-name="Standard">
      <loext:graphic-properties draw:fill="none"/>
      <style:paragraph-properties fo:margin-left="0in" fo:margin-right="4.1252in" fo:text-indent="0in" style:auto-text-indent="false" fo:background-color="transparent"/>
      <style:text-properties fo:font-size="5pt" officeooo:rsid="001d28ef" officeooo:paragraph-rsid="001d28ef" style:font-size-asian="5pt" style:font-size-complex="5pt"/>
    </style:style>
    <style:style style:name="P5" style:family="paragraph" style:parent-style-name="Standard">
      <loext:graphic-properties draw:fill="none"/>
      <style:paragraph-properties fo:margin-left="0in" fo:margin-right="4.1252in" fo:text-indent="0in" style:auto-text-indent="false" fo:background-color="transparent"/>
      <style:text-properties fo:font-size="5pt" officeooo:rsid="001eb509" officeooo:paragraph-rsid="001eb509" style:font-size-asian="5pt" style:font-size-complex="5pt"/>
    </style:style>
    <style:style style:name="P6" style:family="paragraph" style:parent-style-name="Standard">
      <loext:graphic-properties draw:fill="none"/>
      <style:paragraph-properties fo:margin-left="0in" fo:margin-right="4.1252in" fo:text-indent="0in" style:auto-text-indent="false" fo:background-color="transparent"/>
      <style:text-properties fo:font-size="5pt" officeooo:rsid="001f9904" officeooo:paragraph-rsid="001f9904" style:font-size-asian="5pt" style:font-size-complex="5pt"/>
    </style:style>
    <style:style style:name="P7" style:family="paragraph" style:parent-style-name="Standard">
      <loext:graphic-properties draw:fill="none"/>
      <style:paragraph-properties fo:margin-left="0in" fo:margin-right="4.1252in" fo:text-indent="0in" style:auto-text-indent="false" fo:background-color="transparent"/>
      <style:text-properties fo:font-size="5pt" officeooo:rsid="0022b697" officeooo:paragraph-rsid="0022b697" style:font-size-asian="5pt" style:font-size-complex="5pt"/>
    </style:style>
    <style:style style:name="P8" style:family="paragraph" style:parent-style-name="Standard" style:master-page-name="">
      <loext:graphic-properties draw:fill="none"/>
      <style:paragraph-properties fo:margin-left="0in" fo:margin-right="4.1866in" fo:text-indent="0in" style:auto-text-indent="false" style:page-number="auto" fo:background-color="transparent"/>
      <style:text-properties fo:font-size="5pt" officeooo:rsid="0002d58f" officeooo:paragraph-rsid="00240ed2" style:font-size-asian="5pt" style:font-size-complex="5pt"/>
    </style:style>
    <style:style style:name="P9" style:family="paragraph" style:parent-style-name="Standard">
      <loext:graphic-properties draw:fill="none"/>
      <style:paragraph-properties fo:margin-left="0in" fo:margin-right="4.1866in" fo:text-indent="0in" style:auto-text-indent="false" fo:background-color="transparent"/>
      <style:text-properties fo:font-size="5pt" officeooo:rsid="000548d9" officeooo:paragraph-rsid="00240ed2" style:font-size-asian="5pt" style:font-size-complex="5pt"/>
    </style:style>
    <style:style style:name="P10" style:family="paragraph" style:parent-style-name="Standard">
      <loext:graphic-properties draw:fill="none"/>
      <style:paragraph-properties fo:margin-left="0in" fo:margin-right="4.1866in" fo:text-indent="0in" style:auto-text-indent="false" fo:background-color="transparent"/>
      <style:text-properties fo:font-size="5pt" officeooo:rsid="0009d891" officeooo:paragraph-rsid="00240ed2" style:font-size-asian="5pt" style:font-size-complex="5pt"/>
    </style:style>
    <style:style style:name="T1" style:family="text">
      <style:text-properties officeooo:rsid="0005028e"/>
    </style:style>
    <style:style style:name="T2" style:family="text">
      <style:text-properties officeooo:rsid="0002e667"/>
    </style:style>
    <style:style style:name="T3" style:family="text">
      <style:text-properties officeooo:rsid="00240ed2"/>
    </style:style>
    <style:style style:name="T4" style:family="text">
      <style:text-properties fo:color="#000000"/>
    </style:style>
    <style:style style:name="T5" style:family="text">
      <style:text-properties fo:color="#000000" officeooo:rsid="0002e667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the physics discoveries - открытия физики</text:p>
      <text:p text:style-name="P4">discoveries that led to - открытия, которые привели к</text:p>
      <text:p text:style-name="P4">the scientific advantage - <text:s/>научное преимущество</text:p>
      <text:p text:style-name="P4">advantage could well come to nation - преимущество вполне может прийти к нации</text:p>
      <text:p text:style-name="P4">to bring the mankind to - <text:s/>чтобы привести человечество к</text:p>
      <text:p text:style-name="P4">mercury wire - <text:s/>ртутный проволока</text:p>
      <text:p text:style-name="P4">unexpected phenomenon - <text:s/>неожиданное явление</text:p>
      <text:p text:style-name="P4">to return to normal state - <text:s/>чтобы вернуться в нормальное состояние</text:p>
      <text:p text:style-name="P4">by passing electric current - <text:s/>проходя электрический ток</text:p>
      <text:p text:style-name="P4">by applying magnetic field - <text:s/>применяя магнитное поле</text:p>
      <text:p text:style-name="P4">to make a great contribution - <text:s/>чтобы сделать большой вклад</text:p>
      <text:p text:style-name="P4">they introduced a model - <text:s/>они ввели модель</text:p>
      <text:p text:style-name="P4">a model proved to be useful - модель оказалась полезной</text:p>
      <text:p text:style-name="P4">a theory won for them the Nobel Prize - <text:s/>теория получила для них Нобелевскую премию</text:p>
      <text:p text:style-name="P4">research in superconductivity - <text:s/>исследования в области сверхпроводимости</text:p>
      <text:p text:style-name="P4">research became especially active - <text:s/>исследования стали особенно активными</text:p>
      <text:p text:style-name="P4">the achieved record of 23 K - <text:s/>достигнут рекорд 23 к</text:p>
      <text:p text:style-name="P4"/>
      <text:p text:style-name="P5">prestige, nation, Nobel prize, absolute zero, phenomenon, normal, magnetic, electromagnetic, theory, theorists, fundamental theory, physics, physicist, model, metallic, ceramic, colleagues, laboratory, critical temperature, fabricate, extremely, process.</text:p>
      <text:p text:style-name="P5"/>
      <text:p text:style-name="P6">Latest, spectacular (эффектные), breakthrough (прорывные), compare, award (наградные), research (исследовательские), mercury (ртутные), wire, below, completely, return, either (либо), finally, Zurich, previously, throughout (повсеместно), liquid, nitrogen, lose, moreover, lack (недостаток).</text:p>
      <text:p text:style-name="P7"/>
      <text:p text:style-name="P7">Below - above; useful - useless; easy -- difficult; field - sphere; to meet demands - to meet requirements (needs); full - complete; to use - to apply; to get - to obtain; moreover — besides; sufficient - enough; likely - unlikely; to continue - to discontinue; conductivity - non conductivity; to vary - to change; to lead to -- to result in; recent - latest; advantage — disadvantage; low - high; believable - unbelievable; to lose - to find; tiny - huge; liquid - solid; unexpected — expected; common — ordinary.</text:p>
      <text:p text:style-name="P7"/>
      <text:p text:style-name="P7"/>
      <text:p text:style-name="P8">Formulas — formulae <text:s/>— <text:span text:style-name="T1">формула; </text:span>Antenna — antennae — <text:span text:style-name="T1">антена; stratum — </text:span>strata — <text:span text:style-name="T1">слои; </text:span><text:span text:style-name="T4">Medium — media — </text:span><text:span text:style-name="T5">средство массовой коммуникации; </text:span><text:span text:style-name="T4">nucleus — nuclei — </text:span><text:span text:style-name="T5">ядро (атома); </text:span>analysis — analyses — <text:span text:style-name="T2">анализы; </text:span>axis — axes — <text:span text:style-name="T2">оси; </text:span>crisis — crises — <text:span text:style-name="T2">кризисы; </text:span>hypothesis — hypotheses — <text:span text:style-name="T2">гипотезы; </text:span>phenomenon — phenomena — <text:span text:style-name="T2">явления; basis — bases — основы; </text:span></text:p>
      <text:p text:style-name="P9">curriculum — curricula - <text:span text:style-name="T3">учебный план; </text:span>syllabus — syllabi -<text:span text:style-name="T3">учебный план; </text:span>radius — radii; criterion — criteria; retina — retinae - <text:span text:style-name="T3">сетчатки</text:span></text:p>
      <text:p text:style-name="P9"/>
      <text:p text:style-name="P10">achievement — reach; below — above; benefit — advantage; continue — go on/carry on; cool — heat; current; discover — find out; finally — at last; introduce -; lack — не иметь чего-то; likely — unlikely; lose — find; muster -; moreover — in addition, besides; pass — present; previously — prior; promient — famous, great, outstanding, well-known; resistyvity — risistance, resistor; return — go back, come back; either; neither; either or — либо… либо; neither nor — ни один… ни друго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3:30:19.753706599</meta:creation-date>
    <dc:date>2019-04-01T13:59:30.807545191</dc:date>
    <meta:editing-duration>PT29M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412" meta:character-count="2989" meta:non-whitespace-character-count="2536"/>
  </office:meta>
</office:document-meta>
</file>